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4_11-58-08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4_14-54-45_000.jpg</text:p>
          </table:table-cell>
          <table:table-cell table:style-name="ce17" office:value-type="string">
            <text:p>:m RES 1-2*2 / free# JVEMV6 37#21.8_9 / 37. miscs of miscs / 21. math_physics / 8. gauge-theory;ゲージ理論 / w:一般化座標；多粒子系；ルジャンドル変換,s=2.1 / N+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]=&quot;&quot;;[.C3];CONCATENATE([.C3];&quot; / &quot;;[.E3]))" office:value-type="string" office:string-value=":m RES 1-2*2 / free# JVEMV6 37#21.8_9 / 37. miscs of miscs / 21. math_physics / 8. gauge-theory;ゲージ理論 / w:一般化座標；多粒子系；ルジャンドル変換,s=2.1 / N+">
            <text:p>:m RES 1-2*2 / free# JVEMV6 37#21.8_9 / 37. miscs of miscs / 21. math_physics / 8. gauge-theory;ゲージ理論 / w:一般化座標；多粒子系；ルジャンドル変換,s=2.1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4_17-35-09_000.jpg</text:p>
          </table:table-cell>
          <table:table-cell table:style-name="ce17" office:value-type="string">
            <text:p>:m RES 1*1 / free# JVEMV6 37#21.9_6 / 37. miscs of miscs / 21. math&amp;physics / 9. randomness / topics=CUSUM,w:~ / N+</text:p>
          </table:table-cell>
          <table:table-cell table:style-name="ce33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]=&quot;&quot;;[.C4];CONCATENATE([.C4];&quot; / &quot;;[.E4]))" office:value-type="string" office:string-value=":m RES 1*1 / free# JVEMV6 37#21.9_6 / 37. miscs of miscs / 21. math&amp;physics / 9. randomness / topics=CUSUM,w:~ / N+">
            <text:p>:m RES 1*1 / free# JVEMV6 37#21.9_6 / 37. miscs of miscs / 21. math&amp;physics / 9. randomness / topics=CUSUM,w: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4_20-54-24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5_00-24-40_000.jpg</text:p>
          </table:table-cell>
          <table:table-cell table:style-name="ce17" office:value-type="string">
            <text:p>:m RES 1-2*2 / free# JVEMV6 37#21.8_10 / 37. miscs of miscs / 21. math_physics / 8. gauge-theory;ゲージ理論 / w:ハミルトニアン；正準方程式；力学の正準形式,s=~1.1;1.2;1.3 / N+</text:p>
          </table:table-cell>
          <table:table-cell table:style-name="ce18"/>
          <table:table-cell table:style-name="ce4"/>
          <table:table-cell table:style-name="ce4" office:value-type="string">
            <text:p>N-35-35-28.285217 E-139-34-49.379882</text:p>
          </table:table-cell>
          <table:table-cell table:style-name="ce34" table:formula="of:=IF([.E6]=&quot;&quot;;[.C6];CONCATENATE([.C6];&quot; / &quot;;[.E6]))" office:value-type="string" office:string-value=":m RES 1-2*2 / free# JVEMV6 37#21.8_10 / 37. miscs of miscs / 21. math_physics / 8. gauge-theory;ゲージ理論 / w:ハミルトニアン；正準方程式；力学の正準形式,s=~1.1;1.2;1.3 / N+">
            <text:p>:m RES 1-2*2 / free# JVEMV6 37#21.8_10 / 37. miscs of miscs / 21. math_physics / 8. gauge-theory;ゲージ理論 / w:ハミルトニアン；正準方程式；力学の正準形式,s=~1.1;1.2;1.3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05_00-27-05_000.jpg</text:p>
          </table:table-cell>
          <table:table-cell table:style-name="ce22" office:value-type="string">
            <text:p>:PHOTO 記録 / 経過記録；作ったもの / food=焼酎漬け / material=ニンニク；liquor=麦焼酎,time=1030-0038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5_00-27-14_000.jpg</text:p>
          </table:table-cell>
          <table:table-cell table:style-name="ce22" office:value-type="string">
            <text:p>:PHOTO 記録 / 経過記録；作ったもの / food=焼酎漬け / material=ニンニク；liquor=麦焼酎,time=1104-0016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；liquor=麦焼酎,time=1104-0016">
            <text:p>:PHOTO 記録 / 経過記録；作ったもの / food=焼酎漬け / material=ニンニク；liquor=麦焼酎,time=1104-0016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05_00-27-27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05_01-34-53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5_07-56-37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326416 E-139-34-49.379882</text:p>
          </table:table-cell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5_08-52-02_000.jpg</text:p>
          </table:table-cell>
          <table:table-cell table:style-name="ce8" office:value-type="string">
            <text:p>:m :? / FX / 知りたい / CUSUM；mountainとflat：どんな指標によって区別できるか；prev-10-bars：どんなパターンがあるか || :m :? / CO2 / 知りたい / プラズマの通り路の形；microwaveの周波数：作り方：CO2により多くのエネルギーを当てるには？</text:p>
          </table:table-cell>
          <table:table-cell table:style-name="ce17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4" table:formula="of:=IF([.E12]=&quot;&quot;;[.C12];CONCATENATE([.C12];&quot; / &quot;;[.E12]))" office:value-type="string" office:string-value=":m :? / FX / 知りたい / CUSUM；mountainとflat：どんな指標によって区別できるか；prev-10-bars：どんなパターンがあるか || :m :? / CO2 / 知りたい / プラズマの通り路の形；microwaveの周波数：作り方：CO2により多くのエネルギーを当てるには？">
            <text:p>:m :? / FX / 知りたい / CUSUM；mountainとflat：どんな指標によって区別できるか；prev-10-bars：どんなパターンがあるか || :m :? / CO2 / 知りたい / プラズマの通り路の形；microwaveの周波数：作り方：CO2により多くのエネルギーを当てるには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05_08-52-32_000.jpg</text:p>
          </table:table-cell>
          <table:table-cell table:style-name="ce22" office:value-type="string">
            <text:p>:i 健康、health,medical / 身体の色々な部位で：計量する：その人に必要なストレッチ、飲みも；万人が１日５分の作業で年収は２００万円のままだが健康度を増やせるように || :m :lets / action activity / やること / きゅうりの酢漬け：残り汁：味噌汁へ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3]=&quot;&quot;;[.C13];CONCATENATE([.C13];&quot; / &quot;;[.E13]))" office:value-type="string" office:string-value=":i 健康、health,medical / 身体の色々な部位で：計量する：その人に必要なストレッチ、飲みも；万人が１日５分の作業で年収は２００万円のままだが健康度を増やせるように || :m :lets / action activity / やること / きゅうりの酢漬け：残り汁：味噌汁へ">
            <text:p>:i 健康、health,medical / 身体の色々な部位で：計量する：その人に必要なストレッチ、飲みも；万人が１日５分の作業で年収は２００万円のままだが健康度を増やせるように || :m :lets / action activity / やること / きゅうりの酢漬け：残り汁：味噌汁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4_15-12-18_000.mp4</text:p>
          </table:table-cell>
          <table:table-cell table:style-name="ce8" office:value-type="string">
            <text:p>:VIDEO / @自室 / 記録 / jap.flute-bamboo / 演奏、play / b-2020-1104-1 / genr=tips:how-to-blow:oct-2:left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-bamboo / 演奏、play / b-2020-1104-1 / genr=tips:how-to-blow:oct-2:left-2">
            <text:p>:VIDEO / @自室 / 記録 / jap.flute-bamboo / 演奏、play / b-2020-1104-1 / genr=tips:how-to-blow:oct-2:left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4_18-24-34_000.mp4</text:p>
          </table:table-cell>
          <table:table-cell table:style-name="ce8" office:value-type="string">
            <text:p>:VIDEO / @自室 / 記録 / jap.flute-bamboo / 演奏、play / b-2020-1104-2 / genr=tips:how-to-blow:「ユリ」:left-0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jap.flute-bamboo / 演奏、play / b-2020-1104-2 / genr=tips:how-to-blow:「ユリ」:left-0">
            <text:p>:VIDEO / @自室 / 記録 / jap.flute-bamboo / 演奏、play / b-2020-1104-2 / genr=tips:how-to-blow:「ユリ」:left-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2020/11/05</text:date>, <text:time>10:12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5T10:12:28.16</dc:date>
    <dc:creator>iwabuchi ken</dc:creator>
    <meta:editing-duration>P27DT14H29M37S</meta:editing-duration>
    <meta:editing-cycles>10334</meta:editing-cycles>
    <meta:document-statistic meta:table-count="1" meta:cell-count="455" meta:object-count="0"/>
  </office:meta>
</office:document-meta>
</file>